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b279a"/>
    </style:style>
    <style:style style:name="P3" style:family="paragraph" style:parent-style-name="Standard">
      <style:paragraph-properties fo:text-align="justify" style:justify-single-word="false"/>
      <style:text-properties officeooo:paragraph-rsid="002ed60a"/>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029fa12"/>
    </style:style>
    <style:style style:name="P6" style:family="paragraph" style:parent-style-name="Standard">
      <style:paragraph-properties fo:text-align="justify" style:justify-single-word="false"/>
      <style:text-properties fo:font-weight="bold" officeooo:rsid="001957fa" officeooo:paragraph-rsid="001957fa" style:font-weight-asian="bold" style:font-weight-complex="bold"/>
    </style:style>
    <style:style style:name="P7" style:family="paragraph" style:parent-style-name="Standard">
      <style:paragraph-properties fo:text-align="justify" style:justify-single-word="false"/>
      <style:text-properties fo:font-weight="bold" officeooo:rsid="0019a75c" officeooo:paragraph-rsid="0019a75c" style:font-weight-asian="bold" style:font-weight-complex="bold"/>
    </style:style>
    <style:style style:name="P8" style:family="paragraph" style:parent-style-name="Standard">
      <style:paragraph-properties fo:text-align="justify" style:justify-single-word="false"/>
      <style:text-properties fo:font-weight="bold" officeooo:rsid="0030b61c" officeooo:paragraph-rsid="0030b61c" style:font-weight-asian="bold" style:font-weight-complex="bold"/>
    </style:style>
    <style:style style:name="P9" style:family="paragraph" style:parent-style-name="Standard">
      <style:paragraph-properties fo:text-align="justify" style:justify-single-word="false"/>
      <style:text-properties fo:font-weight="bold" officeooo:rsid="0031659d" officeooo:paragraph-rsid="0031659d" style:font-weight-asian="bold" style:font-weight-complex="bold"/>
    </style:style>
    <style:style style:name="P10" style:family="paragraph" style:parent-style-name="Text_20_body">
      <style:text-properties fo:font-weight="bold" officeooo:rsid="00442ce3" officeooo:paragraph-rsid="00442ce3" style:font-weight-asian="bold" style:font-weight-complex="bold"/>
    </style:style>
    <style:style style:name="P11" style:family="paragraph" style:parent-style-name="Standard">
      <style:paragraph-properties fo:text-align="justify" style:justify-single-word="false"/>
      <style:text-properties fo:font-weight="normal" officeooo:rsid="0030b61c" officeooo:paragraph-rsid="0030b61c" style:font-weight-asian="normal" style:font-weight-complex="normal"/>
    </style:style>
    <style:style style:name="P12" style:family="paragraph" style:parent-style-name="Standard">
      <style:paragraph-properties fo:text-align="justify" style:justify-single-word="false"/>
      <style:text-properties fo:font-weight="normal" officeooo:rsid="001957fa" officeooo:paragraph-rsid="001957fa" style:font-weight-asian="normal" style:font-weight-complex="normal"/>
    </style:style>
    <style:style style:name="P13" style:family="paragraph" style:parent-style-name="Standard">
      <style:paragraph-properties fo:text-align="justify" style:justify-single-word="false"/>
      <style:text-properties fo:font-weight="normal" officeooo:rsid="0019a75c" officeooo:paragraph-rsid="0019a75c" style:font-weight-asian="normal" style:font-weight-complex="normal"/>
    </style:style>
    <style:style style:name="P14" style:family="paragraph" style:parent-style-name="Standard">
      <style:paragraph-properties fo:text-align="justify" style:justify-single-word="false"/>
      <style:text-properties fo:font-weight="normal" officeooo:rsid="001adc12" officeooo:paragraph-rsid="001adc12" style:font-weight-asian="normal" style:font-weight-complex="normal"/>
    </style:style>
    <style:style style:name="P15" style:family="paragraph" style:parent-style-name="Text_20_body">
      <style:text-properties fo:font-weight="normal" officeooo:rsid="004c5cc4" officeooo:paragraph-rsid="004c5cc4" style:font-weight-asian="normal" style:font-weight-complex="normal"/>
    </style:style>
    <style:style style:name="P16" style:family="paragraph" style:parent-style-name="Standard">
      <style:paragraph-properties fo:text-align="justify" style:justify-single-word="false"/>
      <style:text-properties fo:color="#ff8000" loext:opacity="100%" fo:font-style="italic" fo:font-weight="bold" officeooo:paragraph-rsid="001cbff9" style:font-style-asian="italic" style:font-weight-asian="bold" style:font-style-complex="italic" style:font-weight-complex="bold"/>
    </style:style>
    <style:style style:name="P17" style:family="paragraph" style:parent-style-name="Standard">
      <style:paragraph-properties fo:text-align="justify" style:justify-single-word="false"/>
      <style:text-properties fo:color="#ff8000" loext:opacity="100%" fo:font-style="italic" fo:font-weight="bold" style:font-style-asian="italic" style:font-weight-asian="bold" style:font-style-complex="italic" style:font-weight-complex="bold"/>
    </style:style>
    <style:style style:name="P18" style:family="paragraph" style:parent-style-name="Standard">
      <style:paragraph-properties fo:text-align="justify" style:justify-single-word="false"/>
      <style:text-properties fo:color="#ff0000" loext:opacity="100%" fo:font-weight="bold" style:font-weight-asian="bold" style:font-weight-complex="bold"/>
    </style:style>
    <style:style style:name="P19" style:family="paragraph" style:parent-style-name="Standard">
      <style:paragraph-properties fo:text-align="justify" style:justify-single-word="false"/>
      <style:text-properties fo:color="#ff0000" loext:opacity="100%" fo:font-weight="normal" style:font-weight-asian="normal" style:font-weight-complex="normal"/>
    </style:style>
    <style:style style:name="P20" style:family="paragraph" style:parent-style-name="Standard">
      <style:text-properties fo:color="#ff0000" loext:opacity="100%" fo:font-style="italic" fo:font-weight="normal" style:font-style-asian="italic" style:font-weight-asian="normal" style:font-style-complex="italic" style:font-weight-complex="normal"/>
    </style:style>
    <style:style style:name="P21" style:family="paragraph" style:parent-style-name="Standard">
      <style:paragraph-properties fo:text-align="justify" style:justify-single-word="false"/>
      <style:text-properties fo:color="#2a6099" loext:opacity="100%" fo:font-style="italic" fo:font-weight="bold" style:font-style-asian="italic" style:font-weight-asian="bold" style:font-style-complex="italic" style:font-weight-complex="bold"/>
    </style:style>
    <style:style style:name="P22" style:family="paragraph" style:parent-style-name="Text_20_body">
      <style:paragraph-properties fo:text-align="justify" style:justify-single-word="false"/>
      <style:text-properties style:font-name="Liberation Serif" officeooo:paragraph-rsid="0020404e"/>
    </style:style>
    <style:style style:name="P23" style:family="paragraph" style:parent-style-name="Text_20_body">
      <style:paragraph-properties fo:text-align="justify" style:justify-single-word="false"/>
      <style:text-properties style:font-name="Liberation Serif"/>
    </style:style>
    <style:style style:name="P24" style:family="paragraph" style:parent-style-name="Text_20_body">
      <style:paragraph-properties fo:text-align="justify" style:justify-single-word="false"/>
      <style:text-properties style:font-name="Liberation Serif" officeooo:rsid="001c7e1d" officeooo:paragraph-rsid="001c7e1d"/>
    </style:style>
    <style:style style:name="P25" style:family="paragraph" style:parent-style-name="Text_20_body">
      <style:text-properties officeooo:paragraph-rsid="0037b4c0"/>
    </style:style>
    <style:style style:name="P26" style:family="paragraph" style:parent-style-name="Text_20_body">
      <style:text-properties officeooo:rsid="003b3e68" officeooo:paragraph-rsid="003b3e68"/>
    </style:style>
    <style:style style:name="P27" style:family="paragraph" style:parent-style-name="Standard">
      <style:paragraph-properties fo:text-align="justify" style:justify-single-word="false"/>
      <style:text-properties officeooo:rsid="002cf3c0" officeooo:paragraph-rsid="002ed60a"/>
    </style:style>
    <style:style style:name="P28" style:family="paragraph" style:parent-style-name="Text_20_body">
      <style:text-properties officeooo:paragraph-rsid="003b3e68"/>
    </style:style>
    <style:style style:name="P29" style:family="paragraph" style:parent-style-name="Text_20_body">
      <style:text-properties officeooo:rsid="003bf820" officeooo:paragraph-rsid="003bf820"/>
    </style:style>
    <style:style style:name="P30" style:family="paragraph" style:parent-style-name="Heading_20_1">
      <style:text-properties fo:color="#00a933" loext:opacity="100%"/>
    </style:style>
    <style:style style:name="P31" style:family="paragraph" style:parent-style-name="Text_20_body">
      <style:text-properties officeooo:rsid="0040ad14" officeooo:paragraph-rsid="0040ad14"/>
    </style:style>
    <style:style style:name="P32" style:family="paragraph" style:parent-style-name="Text_20_body">
      <style:text-properties officeooo:rsid="00429b1a" officeooo:paragraph-rsid="00429b1a"/>
    </style:style>
    <style:style style:name="P33" style:family="paragraph" style:parent-style-name="Text_20_body">
      <style:text-properties officeooo:rsid="00458be4" officeooo:paragraph-rsid="00458be4"/>
    </style:style>
    <style:style style:name="P34" style:family="paragraph" style:parent-style-name="Text_20_body">
      <style:text-properties officeooo:rsid="00483ccb" officeooo:paragraph-rsid="00483ccb"/>
    </style:style>
    <style:style style:name="P35" style:family="paragraph" style:parent-style-name="Text_20_body">
      <style:text-properties officeooo:paragraph-rsid="00458be4"/>
    </style:style>
    <style:style style:name="P36" style:family="paragraph" style:parent-style-name="Text_20_body">
      <style:text-properties officeooo:rsid="004a0ffc" officeooo:paragraph-rsid="004a0ffc"/>
    </style:style>
    <style:style style:name="P37" style:family="paragraph" style:parent-style-name="Text_20_body">
      <style:paragraph-properties fo:text-align="justify" style:justify-single-word="false"/>
      <style:text-properties officeooo:rsid="0050dc03"/>
    </style:style>
    <style:style style:name="P38" style:family="paragraph" style:parent-style-name="Text_20_body">
      <style:text-properties officeooo:rsid="00549c66" officeooo:paragraph-rsid="00549c66"/>
    </style:style>
    <style:style style:name="P39" style:family="paragraph" style:parent-style-name="Heading_20_2">
      <style:paragraph-properties fo:text-align="justify" style:justify-single-word="false"/>
    </style:style>
    <style:style style:name="P40" style:family="paragraph" style:parent-style-name="Heading_20_2">
      <style:paragraph-properties fo:text-align="justify" style:justify-single-word="false"/>
      <style:text-properties style:font-name="Liberation Serif"/>
    </style:style>
    <style:style style:name="P41" style:family="paragraph" style:parent-style-name="Heading_20_2">
      <style:paragraph-properties fo:text-align="justify" style:justify-single-word="false"/>
      <style:text-properties style:font-name="Liberation Serif" officeooo:paragraph-rsid="0020404e"/>
    </style:style>
    <style:style style:name="P42" style:family="paragraph" style:parent-style-name="Heading_20_2">
      <style:paragraph-properties fo:text-align="justify" style:justify-single-word="false"/>
      <style:text-properties style:font-name="Liberation Serif" officeooo:rsid="002cf3c0" officeooo:paragraph-rsid="002cf3c0"/>
    </style:style>
    <style:style style:name="P43" style:family="paragraph" style:parent-style-name="Heading_20_2">
      <style:text-properties officeooo:rsid="0037b4c0" officeooo:paragraph-rsid="0037b4c0"/>
    </style:style>
    <style:style style:name="P44" style:family="paragraph" style:parent-style-name="Heading_20_2">
      <style:text-properties officeooo:rsid="003b3e68" officeooo:paragraph-rsid="003b3e68"/>
    </style:style>
    <style:style style:name="P45" style:family="paragraph" style:parent-style-name="Heading_20_2">
      <style:text-properties fo:color="#00a933" loext:opacity="100%"/>
    </style:style>
    <style:style style:name="P46" style:family="paragraph" style:parent-style-name="Heading_20_2">
      <style:text-properties fo:color="#c9211e" loext:opacity="100%"/>
    </style:style>
    <style:style style:name="P47" style:family="paragraph" style:parent-style-name="Heading_20_2">
      <style:text-properties officeooo:rsid="00458be4" officeooo:paragraph-rsid="00458be4"/>
    </style:style>
    <style:style style:name="P48" style:family="paragraph" style:parent-style-name="Heading_20_2">
      <style:text-properties officeooo:paragraph-rsid="00458be4"/>
    </style:style>
    <style:style style:name="P49" style:family="paragraph" style:parent-style-name="Standard" style:list-style-name="L3">
      <style:paragraph-properties fo:text-align="justify" style:justify-single-word="false"/>
      <style:text-properties fo:font-weight="normal" officeooo:rsid="0031659d" officeooo:paragraph-rsid="0031659d" style:font-weight-asian="normal" style:font-weight-complex="normal"/>
    </style:style>
    <style:style style:name="P50" style:family="paragraph" style:parent-style-name="Standard" style:list-style-name="L3">
      <style:paragraph-properties fo:text-align="justify" style:justify-single-word="false"/>
      <style:text-properties fo:font-weight="normal" officeooo:rsid="00322230" officeooo:paragraph-rsid="00322230" style:font-weight-asian="normal" style:font-weight-complex="normal"/>
    </style:style>
    <style:style style:name="P51" style:family="paragraph" style:parent-style-name="Text_20_body" style:list-style-name="L1">
      <style:paragraph-properties fo:text-align="justify" style:justify-single-word="false"/>
    </style:style>
    <style:style style:name="P52" style:family="paragraph" style:parent-style-name="Text_20_body" style:list-style-name="L2">
      <style:paragraph-properties fo:text-align="justify" style:justify-single-word="false"/>
    </style:style>
    <style:style style:name="P53" style:family="paragraph" style:parent-style-name="Text_20_body" style:list-style-name="L4">
      <style:text-properties officeooo:paragraph-rsid="004c5cc4"/>
    </style:style>
    <style:style style:name="P54" style:family="paragraph" style:parent-style-name="Text_20_body">
      <style:text-properties fo:font-weight="normal" officeooo:rsid="004e04fc" officeooo:paragraph-rsid="004e04fc"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2ed60a" style:font-weight-asian="normal" style:font-weight-complex="normal"/>
    </style:style>
    <style:style style:name="T3" style:family="text">
      <style:text-properties fo:font-weight="normal" officeooo:rsid="0045be1c" style:font-weight-asian="normal" style:font-weight-complex="normal"/>
    </style:style>
    <style:style style:name="T4" style:family="text">
      <style:text-properties fo:font-weight="normal" officeooo:rsid="0047552c" style:font-weight-asian="normal" style:font-weight-complex="normal"/>
    </style:style>
    <style:style style:name="T5" style:family="text">
      <style:text-properties fo:font-weight="normal" officeooo:rsid="00487a46" style:font-weight-asian="normal" style:font-weight-complex="normal"/>
    </style:style>
    <style:style style:name="T6" style:family="text">
      <style:text-properties fo:font-weight="normal" officeooo:rsid="004a9888" style:font-weight-asian="normal" style:font-weight-complex="normal"/>
    </style:style>
    <style:style style:name="T7" style:family="text">
      <style:text-properties fo:font-weight="normal" officeooo:rsid="004bb6c3" style:font-weight-asian="normal" style:font-weight-complex="normal"/>
    </style:style>
    <style:style style:name="T8" style:family="text">
      <style:text-properties fo:font-weight="normal" officeooo:rsid="004c48ec" style:font-weight-asian="normal" style:font-weight-complex="normal"/>
    </style:style>
    <style:style style:name="T9" style:family="text">
      <style:text-properties fo:font-weight="normal" officeooo:rsid="004d05bf" style:font-weight-asian="normal" style:font-weight-complex="normal"/>
    </style:style>
    <style:style style:name="T10" style:family="text">
      <style:text-properties fo:font-weight="normal" officeooo:rsid="004e04fc" style:font-weight-asian="normal" style:font-weight-complex="normal"/>
    </style:style>
    <style:style style:name="T11" style:family="text">
      <style:text-properties officeooo:rsid="0019a75c"/>
    </style:style>
    <style:style style:name="T12" style:family="text">
      <style:text-properties fo:color="#ff4000" loext:opacity="100%" fo:font-weight="normal" style:font-weight-asian="normal" style:font-weight-complex="normal"/>
    </style:style>
    <style:style style:name="T13" style:family="text">
      <style:text-properties style:font-name="Liberation Serif"/>
    </style:style>
    <style:style style:name="T14" style:family="text">
      <style:text-properties style:font-name="Liberation Serif" fo:font-style="normal" style:font-style-asian="normal" style:font-style-complex="normal"/>
    </style:style>
    <style:style style:name="T15" style:family="text">
      <style:text-properties style:font-name="Liberation Serif" fo:font-style="normal" officeooo:rsid="0026fa2b" style:font-style-asian="normal" style:font-style-complex="normal"/>
    </style:style>
    <style:style style:name="T16" style:family="text">
      <style:text-properties style:font-name="Liberation Serif" fo:font-style="normal" officeooo:rsid="0029fa12" style:font-style-asian="normal" style:font-style-complex="normal"/>
    </style:style>
    <style:style style:name="T17" style:family="text">
      <style:text-properties style:font-name="Liberation Serif" fo:font-style="normal" fo:font-weight="bold" officeooo:rsid="0029fa12" style:font-style-asian="normal" style:font-weight-asian="bold" style:font-style-complex="normal" style:font-weight-complex="bold"/>
    </style:style>
    <style:style style:name="T18" style:family="text">
      <style:text-properties style:font-name="Liberation Serif" fo:font-style="normal" fo:font-weight="normal" officeooo:rsid="0029fa12" style:font-style-asian="normal" style:font-weight-asian="normal" style:font-style-complex="normal" style:font-weight-complex="normal"/>
    </style:style>
    <style:style style:name="T19" style:family="text">
      <style:text-properties officeooo:rsid="001cbff9"/>
    </style:style>
    <style:style style:name="T20" style:family="text">
      <style:text-properties fo:font-weight="bold" style:font-weight-asian="bold" style:font-weight-complex="bold"/>
    </style:style>
    <style:style style:name="T21" style:family="text">
      <style:text-properties fo:font-weight="bold" officeooo:rsid="002ed60a" style:font-weight-asian="bold" style:font-weight-complex="bold"/>
    </style:style>
    <style:style style:name="T22" style:family="text">
      <style:text-properties fo:font-weight="bold" officeooo:rsid="002eda5a" style:font-weight-asian="bold" style:font-weight-complex="bold"/>
    </style:style>
    <style:style style:name="T23" style:family="text">
      <style:text-properties fo:font-weight="bold" officeooo:rsid="003bb238" style:font-weight-asian="bold" style:font-weight-complex="bold"/>
    </style:style>
    <style:style style:name="T24" style:family="text">
      <style:text-properties fo:font-weight="bold" officeooo:rsid="004a9888" style:font-weight-asian="bold" style:font-weight-complex="bold"/>
    </style:style>
    <style:style style:name="T25" style:family="text">
      <style:text-properties fo:font-weight="bold" officeooo:rsid="004bb6c3" style:font-weight-asian="bold" style:font-weight-complex="bold"/>
    </style:style>
    <style:style style:name="T26" style:family="text">
      <style:text-properties fo:font-weight="bold" officeooo:rsid="004c48ec" style:font-weight-asian="bold" style:font-weight-complex="bold"/>
    </style:style>
    <style:style style:name="T27" style:family="text">
      <style:text-properties fo:font-weight="bold" officeooo:rsid="004c5cc4" style:font-weight-asian="bold" style:font-weight-complex="bold"/>
    </style:style>
    <style:style style:name="T28" style:family="text">
      <style:text-properties fo:color="#000000" loext:opacity="100%"/>
    </style:style>
    <style:style style:name="T29" style:family="text">
      <style:text-properties fo:color="#000000" loext:opacity="100%" officeooo:rsid="002a8093"/>
    </style:style>
    <style:style style:name="T30" style:family="text">
      <style:text-properties fo:color="#000000" loext:opacity="100%" fo:font-weight="normal" officeooo:rsid="002a8093" style:font-weight-asian="normal" style:font-weight-complex="normal"/>
    </style:style>
    <style:style style:name="T31" style:family="text">
      <style:text-properties fo:color="#000000" loext:opacity="100%" fo:font-style="normal" fo:font-weight="bold" officeooo:rsid="002b279a" style:font-style-asian="normal" style:font-weight-asian="bold" style:font-style-complex="normal" style:font-weight-complex="bold"/>
    </style:style>
    <style:style style:name="T32" style:family="text">
      <style:text-properties fo:font-style="normal" style:font-style-asian="normal" style:font-style-complex="normal"/>
    </style:style>
    <style:style style:name="T33" style:family="text">
      <style:text-properties fo:color="#ff0000" loext:opacity="100%"/>
    </style:style>
    <style:style style:name="T34" style:family="text">
      <style:text-properties fo:color="#ff0000" loext:opacity="100%" fo:font-weight="bold" style:font-weight-asian="bold" style:font-weight-complex="bold"/>
    </style:style>
    <style:style style:name="T35" style:family="text">
      <style:text-properties officeooo:rsid="002b279a"/>
    </style:style>
    <style:style style:name="T36" style:family="text">
      <style:text-properties fo:color="#2a6099" loext:opacity="100%" fo:font-style="italic" fo:font-weight="bold" style:font-style-asian="italic" style:font-weight-asian="bold" style:font-style-complex="italic" style:font-weight-complex="bold"/>
    </style:style>
    <style:style style:name="T37" style:family="text">
      <style:text-properties fo:color="#2a6099" loext:opacity="100%" fo:font-weight="bold" style:font-weight-asian="bold" style:font-weight-complex="bold"/>
    </style:style>
    <style:style style:name="T38" style:family="text">
      <style:text-properties officeooo:rsid="002ed60a"/>
    </style:style>
    <style:style style:name="T39" style:family="text">
      <style:text-properties officeooo:rsid="003bb238"/>
    </style:style>
    <style:style style:name="T40" style:family="text">
      <style:text-properties fo:color="#111111" loext:opacity="100%" fo:font-weight="bold" style:font-weight-asian="bold" style:font-weight-complex="bold"/>
    </style:style>
    <style:style style:name="T41" style:family="text">
      <style:text-properties fo:font-size="13pt" style:font-size-asian="13pt" style:font-size-complex="13pt"/>
    </style:style>
    <style:style style:name="T42" style:family="text">
      <style:text-properties fo:font-size="13pt" fo:font-style="italic" fo:font-weight="normal" fo:background-color="#ffff00" loext:char-shading-value="0" style:font-size-asian="13pt" style:font-style-asian="italic" style:font-weight-asian="normal" style:font-size-complex="13pt" style:font-style-complex="italic" style:font-weight-complex="normal"/>
    </style:style>
    <style:style style:name="T43" style:family="text">
      <style:text-properties fo:font-size="13pt" fo:font-weight="normal" fo:background-color="#ffff00" loext:char-shading-value="0" style:font-size-asian="13pt" style:font-weight-asian="normal" style:font-size-complex="13pt" style:font-weight-complex="normal"/>
    </style:style>
    <style:style style:name="T44" style:family="text">
      <style:text-properties officeooo:rsid="00565a69"/>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2">ORIENTAÇÃO A OBJETO</text:h>
      <text:p text:style-name="P6"/>
      <text:p text:style-name="P6"><text:span text:style-name="T11">Cl</text:span>asses: <text:span text:style-name="T1">classes funcionam como moldes ou modelo para a criação de objetos. Elas guardam dentro de sí dados com códigos para trabalhar nesses dados.</text:span></text:p>
      <text:p text:style-name="P12"/>
      <text:p text:style-name="P7">Instância: <text:span text:style-name="T1">É quando criamos um objeto a partir da classe modelo por exemplo:</text:span></text:p>
      <text:p text:style-name="P13"/>
      <text:p text:style-name="P7">------------------------------------------------------------------------------------------------------------------------</text:p>
      <text:p text:style-name="P7"/>
      <text:p text:style-name="P7">class cliente { ==&gt; i<text:span text:style-name="T1">Isso é a criação de uma classe</text:span></text:p>
      <text:p text:style-name="P7"><text:tab/>nome;</text:p>
      <text:p text:style-name="P7"><text:tab/>cpf; <text:s text:c="2"/></text:p>
      <text:p text:style-name="P7">}</text:p>
      <text:p text:style-name="P7"/>
      <text:p text:style-name="P7">------------------------------------------------------------------------------------------------------------------------</text:p>
      <text:p text:style-name="P7"/>
      <text:p text:style-name="P7">const dadosCliente = <text:s/>new cliente;</text:p>
      <text:p text:style-name="P7"><text:tab/>dadosCliente.nome = Ricardo; ==&gt; <text:span text:style-name="T12">LÊ se dadosCliente acessa nome e recebe Ricardo</text:span></text:p>
      <text:p text:style-name="P7"><text:tab/>dadosCliente.cpf = 11122233345</text:p>
      <text:p text:style-name="P7"/>
      <text:p text:style-name="P14">Isso é uma instância pois foi criada a partir do molde (classe) cliente</text:p>
      <text:p text:style-name="P14"/>
      <text:h text:style-name="P40" text:outline-level="2">ATRIBUTOS PRIVADOS</text:h>
      <text:p text:style-name="P24">É uma maneira de evitar que alguém possa alterar o valor de um atributo pois com esse recurso ele nega o acessa a essa alteração, a maneira de definir como atributo privado é adicionando uma # antes do atributo.</text:p>
      <text:p text:style-name="P16">COMO ISSO NÃO FOI IMPLEMENTADO AINDA </text:p>
      <text:p text:style-name="P16"/>
      <text:p text:style-name="P16"><text:span text:style-name="T19">A</text:span> comunidade definiu que um atributo privado é definido com underline como <text:span text:style-name="T19">no exemplo:</text:span></text:p>
      <text:p text:style-name="P17"><text:span text:style-name="T28">_saldo --&gt;</text:span> <text:s/>isso indica que esse valor não deve ser alterado informalmente</text:p>
      <text:p text:style-name="P17"/>
      <text:h text:style-name="P39" text:outline-level="2"><text:span text:style-name="T13">O que aprendemos sobre </text:span><text:span text:style-name="Strong_20_Emphasis"><text:span text:style-name="T13">métodos/funções</text:span></text:span><text:span text:style-name="T13">?</text:span></text:h>
      <text:p text:style-name="P23"/>
      <text:list xml:id="list180447408" text:style-name="L1">
        <text:list-item>
          <text:p text:style-name="P51">Função e método são termos sinônimos e que nós ajudam a criar um vocabulário mais rico dentro do nosso sistema</text:p>
        </text:list-item>
        <text:list-item>
          <text:p text:style-name="P51"><text:soft-page-break/>Usamos métodos para dar nomes aos comportamentos que nossa classe possui e isso facilita a comunicação dentro da equipe</text:p>
        </text:list-item>
        <text:list-item>
          <text:p text:style-name="P51">Um método pode receber qualquer quantidade de parâmetros.</text:p>
        </text:list-item>
        <text:list-item>
          <text:p text:style-name="P51">um método pode ter nenhum, um ou mais parâmetros. Essa é a maneira de passarmos informações para podermos reutilizar métodos em diferentes cenários</text:p>
        </text:list-item>
        <text:list-item>
          <text:p text:style-name="P51">Um método define o comportamento ou a maneira de fazer algo.</text:p>
        </text:list-item>
        <text:list-item>
          <text:p text:style-name="P51">esse é o objetivo de métodos, definir o que um objeto saber fazer. O comportamento é implementado dentro do método.</text:p>
        </text:list-item>
      </text:list>
      <text:h text:style-name="P41" text:outline-level="2">Sobre a proteção de atributos, marque as alternativas corretas:</text:h>
      <text:p text:style-name="P22"/>
      <text:list xml:id="list3388095923" text:style-name="L2">
        <text:list-item>
          <text:p text:style-name="P52">Por padrão no JS utilizamos o "_" para indicar que um atributo é privado e não deveria ser alterado.</text:p>
        </text:list-item>
        <text:list-item>
          <text:p text:style-name="P52">Apesar de ainda ser possível alterar essa propriedade isso é considerado uma má prática e estamos quebrando o encapsulamento da classe.</text:p>
        </text:list-item>
        <text:list-item>
          <text:p text:style-name="P52">Atualmente no Js nenhum atributo ou método é realmente privado </text:p>
        </text:list-item>
        <text:list-item>
          <text:p text:style-name="P52">Sim, o JS é uma linguagem de escopo aberto e por isso é possível visualizar qualquer atributo ou propriedade de nossa classe.</text:p>
        </text:list-item>
      </text:list>
      <text:p text:style-name="P4"/>
      <text:h text:style-name="P40" text:outline-level="2">Trabalhando com return</text:h>
      <text:p text:style-name="P23"/>
      <text:p text:style-name="P4"><text:span text:style-name="Strong_20_Emphasis">Return : </text:span>é uma declaração que finaliza a execução de uma função, retornando um determinado valor. Tudo o que estiver antes do return será executado. Já os códigos colocados após o return não serão executados. Por isso, tenha o cuidado de usar o return somente quando toda a sua função já tiver sido percorrida, para que o resultado seja o que você deseja imprimir.</text:p>
      <text:p text:style-name="P4"/>
      <text:h text:style-name="P39" text:outline-level="2"><text:soft-page-break/><text:span text:style-name="Emphasis"><text:span text:style-name="T15">E</text:span></text:span><text:span text:style-name="Emphasis"><text:span text:style-name="T14">arly return</text:span></text:span></text:h>
      <text:p text:style-name="P4"><text:span text:style-name="Emphasis"><text:span text:style-name="T32">(ou "retorno antecipado", em tradução livre). Essa técnica consiste em verificarmos todas as situações indesejadas primeiro.</text:span></text:span></text:p>
      <text:p text:style-name="P5"><text:span text:style-name="Emphasis"><text:span text:style-name="T16">Existe uma maneira de escrita de código com essa técnica ela serve para evitar colocar </text:span></text:span><text:span text:style-name="Emphasis"><text:span text:style-name="T17">if e eles</text:span></text:span><text:span text:style-name="Emphasis"><text:span text:style-name="T18"> desnecessáriamente já que um </text:span></text:span><text:span text:style-name="Emphasis"><text:span text:style-name="T17">return </text:span></text:span><text:span text:style-name="Emphasis"><text:span text:style-name="T18"><text:s/>consegue suprir a necessidade de forma mais legível segue o exemplo:</text:span></text:span></text:p>
      <text:p text:style-name="P1"><text:span text:style-name="Emphasis"><text:span text:style-name="T34">let dadosCliente = {nome: 'alexandre', idade:17}</text:span></text:span></text:p>
      <text:p text:style-name="P18"/>
      <text:p text:style-name="P18">function acesso(){</text:p>
      <text:p text:style-name="P18"><text:tab/>if(<text:span text:style-name="T35">dadosCliente</text:span>.idade &gt;= 18){</text:p>
      <text:p text:style-name="P18"><text:tab/>console.log('Pode acessar');</text:p>
      <text:p text:style-name="P18"><text:tab/>}else{<text:span text:style-name="T28"> → </text:span><text:span text:style-name="T30">eles pode ser substituido por </text:span><text:span text:style-name="T29">return</text:span><text:span text:style-name="T30"> pois ele interrompe o resto da instrução</text:span></text:p>
      <text:p text:style-name="P18"><text:tab/>console.log('Não pode acessar');</text:p>
      <text:p text:style-name="P19"/>
      <text:p text:style-name="P18"><text:tab/>}</text:p>
      <text:p text:style-name="P18">}</text:p>
      <text:p text:style-name="P18"><text:line-break/></text:p>
      <text:p text:style-name="P18">acesso();</text:p>
      <text:p text:style-name="P2"><text:span text:style-name="Emphasis"><text:span text:style-name="T31">MANEIRA ULTILIZANDO O RETURN</text:span></text:span></text:p>
      <text:p text:style-name="P2"><text:span text:style-name="Emphasis"><text:span text:style-name="T37"/></text:span></text:p>
      <text:p text:style-name="P2"><text:span text:style-name="Emphasis"><text:span text:style-name="T36">let dadosCliente = {nome: 'alexandre', idade:19}</text:span></text:span></text:p>
      <text:p text:style-name="P21"/>
      <text:p text:style-name="P21">function acesso(){</text:p>
      <text:p text:style-name="P21"/>
      <text:p text:style-name="P21"><text:tab/>if(dadosCliente.idade &gt;= 18){</text:p>
      <text:p text:style-name="P21"><text:tab/>console.log('Pode acessar');</text:p>
      <text:p text:style-name="P21"><text:tab/><text:span text:style-name="T33">return</text:span>; // return está com a função de somente parar de executar os codigos de baixo</text:p>
      <text:p text:style-name="P21"><text:tab/>}</text:p>
      <text:p text:style-name="P21"><text:tab/>console.log('Não pode acessar');</text:p>
      <text:p text:style-name="P21"><text:tab/></text:p>
      <text:p text:style-name="P21">}</text:p>
      <text:p text:style-name="P4"><text:span text:style-name="Emphasis"><text:span text:style-name="T36"/></text:span></text:p>
      <text:h text:style-name="P42" text:outline-level="2">MODULOS JAVASCRIPT</text:h>
      <text:p text:style-name="P1"/>
      <text:p text:style-name="P27">Para começo de conversa, vamos tratar de uma dica de nomeação de um arquivo, quando começamos um arquivo com letra maiúscula quer dizer que ele será subentendido como classes pelo visualcode.</text:p>
      <text:p text:style-name="P3"/>
      <text:p text:style-name="P3"><text:soft-page-break/><text:span text:style-name="T38">Sobre módulos, consiste em separar os arquivos e dentro dessa separação para um arquivo acessar o outro é necessáro colocar a palavra </text:span><text:span text:style-name="T21">EXPORT</text:span><text:span text:style-name="T2"> , </text:span><text:span text:style-name="T22">IMPORT </text:span><text:span text:style-name="T2">como no exemplo:</text:span><text:line-break/></text:p>
      <text:p text:style-name="P8">ALERTA!!</text:p>
      <text:p text:style-name="P11">Vai aparecer um erro de interpretação relacionado a função import que o node não sabe interpretar que o arquivo referenciado é um módulo, é preciso indicar para o Node js como ele deve lidar com esse tipo de arquivo.</text:p>
      <text:p text:style-name="P11"/>
      <text:p text:style-name="P9">CRIANDO UM ARQUIVO PACKAGE.JSON</text:p>
      <text:p text:style-name="P9"/>
      <text:list xml:id="list3786893247" text:style-name="L3">
        <text:list-item>
          <text:p text:style-name="P49">É preciso no terminal colocar o comando <text:span text:style-name="T20">npm init</text:span></text:p>
        </text:list-item>
        <text:list-item>
          <text:p text:style-name="P50">Colocar um nome</text:p>
        </text:list-item>
        <text:list-item>
          <text:p text:style-name="P50">colocar uma descricrição</text:p>
        </text:list-item>
        <text:list-item>
          <text:p text:style-name="P50">colocar um altor e gerar o arquivo package.json</text:p>
        </text:list-item>
      </text:list>
      <text:h text:style-name="P40" text:outline-level="2"/>
      <text:h text:style-name="P40" text:outline-level="2">O package.json</text:h>
      <text:p text:style-name="P4">Para melhorarmos a organização do nosso código e podermos separar as classes em diversos arquivos, precisamos usar módulos de Javascript e, para isso, criamos um arquivo chamado <text:span text:style-name="Source_20_Text">package.json</text:span>. Mas o que é esse arquivo?</text:p>
      <text:p text:style-name="P4">O <text:span text:style-name="Source_20_Text">package.json </text:span>é um arquivo muito utilizado em aplicações JS modernas que guarda vários dados de nossa aplicação. O arquivo gerado para este curso tem apenas algumas informações.</text:p>
      <text:p text:style-name="Text_20_body">Como desenvolvedores é normal queremos reaproveitar código de outras pessoas e bibliotecas que estão disponíveis para nosso time. Dessa forma, agilizamos o desenvolvimento de nossas aplicações. Mas onde podemos encontrar essas bibliotecas e código feitos pela comunidade?</text:p>
      <text:p text:style-name="Text_20_body">Achamos essas bibliotecas dentro de <text:span text:style-name="Strong_20_Emphasis">gerenciadores de pacote </text:span>– pense neles como um lugar centralizado onde toda a comunidade pode subir e compartilhar códigos para que outros desenvolvedores usem. E é justamente para organizar essa série de pacotes e bibliotecas que o <text:span text:style-name="Source_20_Text">package.json </text:span>foi criado. Com ele é fácil de saber qual a versão do pacote, o nome dele, quem fez aquele código etc.</text:p>
      <text:p text:style-name="Text_20_body">No caso do Javascript o gerenciador de pacotes mais utilizado é o <text:a xlink:type="simple" xlink:href="https://www.npmjs.com/" office:target-frame-name="_blank" xlink:show="new" text:style-name="Internet_20_link" text:visited-style-name="Visited_20_Internet_20_Link"><text:span text:style-name="Strong_20_Emphasis">NPM – Node package manager</text:span></text:a>.</text:p>
      <text:p text:style-name="Text_20_body"/>
      <text:h text:style-name="P43" text:outline-level="2"><text:soft-page-break/>COMPOSIÇÃO DE CLASSES</text:h>
      <text:p text:style-name="P25"/>
      <text:h text:style-name="P44" text:outline-level="2">TIPO DE VALOR E TIPO DE REFERÊMCIA</text:h>
      <text:p text:style-name="P28"/>
      <text:p text:style-name="P26">Toda vez que passamos como parâmetro um objeto para dentro de um método eu estou literalmente passando o objeto a instância que no nósso exercício se chama <text:span text:style-name="T20">conta corrente</text:span>. <text:span text:style-name="T39">Se eu fizer uma alteração dentro deste método </text:span><text:span text:style-name="T23">transferir</text:span><text:span text:style-name="T39"> ele vai mudar o objeto que está na index.</text:span></text:p>
      <text:p text:style-name="P29">Em resumo:</text:p>
      <text:p text:style-name="P29">Um valor de uma variável dentro de um método não tem força de alterar um objeto pois ele é uma cópia do valor </text:p>
      <text:p text:style-name="P29">Já a referência sim, tem o poder de mudar um objeto.</text:p>
      <text:h text:style-name="Heading_20_2" text:outline-level="2"/>
      <text:h text:style-name="P39" text:outline-level="2">Getters e Setters</text:h>
      <text:p text:style-name="P4">Getters e setters são comuns em várias linguagens, no javascript não seria diferente, eles nos ajudam a encapsular/proteger/isolar propriedades e facilitar o trabalho com objetos. Normalmente utilizamos quando precisamos fazer validações ou tratamentos antes de salvar um dados. </text:p>
      <text:p text:style-name="P37">Se eu implementar um valor para <text:span text:style-name="T20">getter = get </text:span><text:span text:style-name="T1"><text:s/>eu não poderei sobrescrever a variável a menos que defina um </text:span><text:span text:style-name="T20">setter.</text:span></text:p>
      <text:h text:style-name="Heading_20_2" text:outline-level="2">Constructores</text:h>
      <text:p text:style-name="P34">São como criação de moldes para ser ultilizados posteriormente.</text:p>
      <text:h text:style-name="Heading_20_2" text:outline-level="2"><text:soft-page-break/></text:h>
      <text:h text:style-name="Heading_20_2" text:outline-level="2">ATRIBUTOS ESTÁTICOS</text:h>
      <text:p text:style-name="P31">São atributos que tem ligação direta com todas as classes criadas.</text:p>
      <text:h text:style-name="P45" text:outline-level="2"/>
      <text:h text:style-name="P46" text:outline-level="2">Interfaces e heranças em orientação a objetos</text:h>
      <text:h text:style-name="P30" text:outline-level="1"/>
      <text:h text:style-name="Heading_20_2" text:outline-level="2">Heranças</text:h>
      <text:p text:style-name="P32">É a forma de se ter código compartilhado com outras classes. <text:span text:style-name="T44">Mas não é a única maneira de se compartilar código.</text:span></text:p>
      <text:p text:style-name="P32"/>
      <text:h text:style-name="Heading_20_2" text:outline-level="2">Extends</text:h>
      <text:p text:style-name="Text_20_body">A <text:span text:style-name="Source_20_Text">extends </text:span>palavra-chave é usada para criar uma classe filha de outra classe (pai).</text:p>
      <text:p text:style-name="Text_20_body">A classe filha herda todos os métodos de outra classe.</text:p>
      <text:p text:style-name="Text_20_body">A herança é <text:span text:style-name="T42">útil para reutilização de código</text:span><text:span text:style-name="T43">:</text:span><text:span text:style-name="T41"> </text:span>reutilize propriedades e métodos de uma classe existente ao criar uma nova classe.</text:p>
      <text:p text:style-name="Text_20_body"><text:soft-page-break/><text:span text:style-name="Strong_20_Emphasis">Nota: </text:span>Do exemplo; O <text:span text:style-name="Source_20_Text">super()</text:span>método se refere à classe pai. Ao chamar o <text:span text:style-name="Source_20_Text">super()</text:span>método no método construtor, chamamos o método construtor do pai e obtemos acesso às propriedades e métodos do pai.</text:p>
      <text:p text:style-name="P10">Exemplo:</text:p>
      <text:p text:style-name="P20">export class contaCorrente <text:span text:style-name="T40">extends</text:span> Conta {</text:p>
      <text:p text:style-name="P20"/>
      <text:p text:style-name="P20">static numeroDeconta = 0;</text:p>
      <text:p text:style-name="P20"/>
      <text:p text:style-name="P20">constructor(cliente, agencia) {</text:p>
      <text:p text:style-name="P20">super(0, cliente, agencia)</text:p>
      <text:p text:style-name="P20">contaCorrente.numeroDeconta += 1;</text:p>
      <text:p text:style-name="P20">}</text:p>
      <text:p text:style-name="P20"/>
      <text:p text:style-name="P20">}</text:p>
      <text:p text:style-name="P20"/>
      <text:h text:style-name="P47" text:outline-level="2">super e subrescrita</text:h>
      <text:p text:style-name="P33">Por padrão do javascript as classes filhas não herdarão o comportamentos dos seus pais a menos que especifique com a palavra <text:span text:style-name="T20">SUPER. <text:s/></text:span><text:span text:style-name="T3">Que é uma referência da classe pai </text:span><text:span text:style-name="T4">para sobreescrever os metodos </text:span><text:span text:style-name="T5">em outras palavras chamar o comportamento da classe mãe</text:span></text:p>
      <text:h text:style-name="P48" text:outline-level="2"/>
      <text:p text:style-name="P35"/>
      <text:p text:style-name="P35"/>
      <text:h text:style-name="Heading_20_2" text:outline-level="2">classes abstratas</text:h>
      <text:p text:style-name="P36">Sobre a classe <text:span text:style-name="T20">console.log( ) </text:span><text:span text:style-name="T6">é uma classe do tipo console que possui outros métodos além da classe <text:s/>além do </text:span><text:span text:style-name="T24">log <text:s/></text:span><text:span text:style-name="T7">se colocar <text:s/></text:span><text:span text:style-name="T25">console. </text:span><text:span text:style-name="T7">Irá aparecer os outros métodos que possui a variável console </text:span><text:span text:style-name="T8">por exemplo o </text:span><text:span text:style-name="T26">console.erro</text:span></text:p>
      <text:p text:style-name="P15">por enquanto essa situação não resolve esse problema mas podemos usar o comando</text:p>
      <text:list xml:id="list2514866744" text:style-name="L4">
        <text:list-item>
          <text:p text:style-name="P53"><text:span text:style-name="T27">throw new erro </text:span><text:span text:style-name="T9">é a classe padrão quando nós queremos laçar um novo erro </text:span><text:span text:style-name="T10">proposital </text:span></text:p>
        </text:list-item>
      </text:list>
      <text:p text:style-name="P54">Sobre uma classe abstrata ela só funciona para ser herdada e não instanciada como na configuração do aquivo.</text:p>
      <text:h text:style-name="Heading_20_2" text:outline-level="2"><text:soft-page-break/>Métodos abstratos</text:h>
      <text:p text:style-name="Text_20_body"/>
      <text:h text:style-name="Heading_20_2" text:outline-level="2">Polimorfismo</text:h>
      <text:p text:style-name="P38">A propriedade de um objeto tomar <text:s/>varias formas se chama polimorfism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master-page-name="">
      <style:paragraph-properties fo:margin-top="0.349cm" fo:margin-bottom="1.499cm" style:contextual-spacing="false" fo:line-height="150%" style:page-number="auto"/>
      <style:text-properties fo:text-transform="uppercase"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7T09:57:12.844241407</meta:creation-date>
    <dc:date>2022-03-12T10:22:03.950793106</dc:date>
    <meta:editing-duration>PT16H37M2S</meta:editing-duration>
    <meta:editing-cycles>50</meta:editing-cycles>
    <meta:generator>LibreOffice/7.2.5.2$Linux_X86_64 LibreOffice_project/499f9727c189e6ef3471021d6132d4c694f357e5</meta:generator>
    <meta:document-statistic meta:table-count="0" meta:image-count="0" meta:object-count="0" meta:page-count="8" meta:paragraph-count="110" meta:word-count="1316" meta:character-count="8261" meta:non-whitespace-character-count="7033"/>
  </office:meta>
</office:document-meta>
</file>